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84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2-02_13-31-51_000.jpg</text:p>
          </table:table-cell>
          <table:table-cell table:style-name="ce2" office:value-type="string">
            <text:p>:m 保管場所 / 防虫剤　樟脳 / 東側、金属の棚　可動棚の前　⇒　上から1段目　左端ダンボール箱 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2-02_13-00-49_000.jpg</text:p>
          </table:table-cell>
          <table:table-cell table:style-name="ce2" office:value-type="string">
            <text:p>:m other / ソーテック / 修理メモ 原初版　/ NA-26 / 1*1 20170202_17351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2-02_13-00-28_000.jpg</text:p>
          </table:table-cell>
          <table:table-cell table:style-name="ce2" office:value-type="string">
            <text:p>:m other / ソーテック / 修理メモ / 「試験記録書」 / NA-26 1-2*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2-02_12-59-30_000.jpg</text:p>
          </table:table-cell>
          <table:table-cell table:style-name="ce2" office:value-type="string">
            <text:p>:m other / ソーテック / 修理メモ 原初版　/ NL-21 / 1-2*2 20170202_17351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2-02_12-59-07_000.jpg</text:p>
          </table:table-cell>
          <table:table-cell table:style-name="ce2" office:value-type="string">
            <text:p>:m other / ソーテック / 修理メモ / 「試験記録書」 / NL-21 3*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2-02_12-58-34_000.jpg</text:p>
          </table:table-cell>
          <table:table-cell table:style-name="ce2" office:value-type="string">
            <text:p>:m other / ソーテック / 修理メモ / 「試験記録書」 / NL-21 1-2*3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2-02_12-55-20_000.jpg</text:p>
          </table:table-cell>
          <table:table-cell table:style-name="ce2" office:value-type="string">
            <text:p>:m other / ソーテック / 修理メモ 原初版　/ NL-06 / 1*1 20170202_17351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2-02_12-54-58_000.jpg</text:p>
          </table:table-cell>
          <table:table-cell table:style-name="ce2" office:value-type="string">
            <text:p>:m other / ソーテック / 修理メモ / 「試験記録書」 / NL-06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7-02-02_11-48-39_000.jpg</text:p>
          </table:table-cell>
          <table:table-cell office:value-type="string">
            <text:p>-*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7-02-02_10-10-0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2017-02-02_10-10-0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2017-02-02_10-10-0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2017-02-02_10-09-4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2017-02-01_22-47-2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2017-02-01_22-47-0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2017-02-01_22-47-0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2017-02-01_22-46-5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2017-02-01_20-48-47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2017-02-01_20-48-47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2017-02-01_20-48-47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2017-02-01_20-48-47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2017-02-01_20-48-47_000.jpg</text:p>
          </table:table-cell>
          <table:table-cell office:value-type="string">
            <text:p>-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2017-02-01_19-46-47_000.jpg</text:p>
          </table:table-cell>
          <table:table-cell table:style-name="ce4" office:value-type="string">
            <text:p>:m 食べた物/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7-02-01_19-23-32_000.jpg</text:p>
          </table:table-cell>
          <table:table-cell table:style-name="ce2" office:value-type="string">
            <text:p>:m music / log / kb / done / N+ </text:p>
          </table:table-cell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2017-02-01_17-54-57_000.jpg</text:p>
          </table:table-cell>
          <table:table-cell table:style-name="ce2" office:value-type="string">
            <text:p>:m 1*1 RES / free# RXB6K5 1#1 / 死因 調べ方 検死</text:p>
          </table:table-cell>
        </table:table-row>
        <table:table-row table:style-name="ro7">
          <table:table-cell office:value-type="float" office:value="26">
            <text:p>26</text:p>
          </table:table-cell>
          <table:table-cell office:value-type="string">
            <text:p>2017-02-01_15-02-26_000.jpg</text:p>
          </table:table-cell>
          <table:table-cell office:value-type="string">
            <text:p>:m other / ソーテック / 製品 / 計測機 / NL-06　音響校正装置　PC画面　アプリ操作</text:p>
          </table:table-cell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2017-02-01_15-02-22_000.jpg</text:p>
          </table:table-cell>
          <table:table-cell office:value-type="string">
            <text:p>:m other / ソーテック / 製品 / 計測機 / NL-06　音響校正装置　接続</text:p>
          </table:table-cell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2017-02-01_14-36-40_000.jpg</text:p>
          </table:table-cell>
          <table:table-cell office:value-type="string">
            <text:p>:m other / ソーテック / 製品 / 計測機 / NL-06　外観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2017-02-01_05-59-42_000.jpg</text:p>
          </table:table-cell>
          <table:table-cell table:style-name="ce4" office:value-type="string">
            <text:p>:m 食べた物/</text:p>
          </table:table-cell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2017-02-01_05-39-0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2017-02-01_05-38-5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2017-02-01_05-36-1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2017-02-01_05-36-1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2017-02-01_05-36-1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2017-02-01_05-36-04_000.jpg</text:p>
          </table:table-cell>
          <table:table-cell table:style-name="ce4" office:value-type="string">
            <text:p>:PHOTO 記録 / @自室 / キーボードを置く台　持ってきた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2017-02-01_05-29-58_000.jpg</text:p>
          </table:table-cell>
          <table:table-cell office:value-type="string">
            <text:p>-*</text:p>
          </table:table-cell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2017-02-01_02-22-52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2017-02-01_02-22-5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2017-01-31_22-51-2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2017-01-31_22-51-2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2017-01-31_22-51-1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2017-01-31_22-39-4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2017-01-31_22-39-4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2017-01-31_22-39-4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2017-01-31_20-05-57_000.jpg</text:p>
          </table:table-cell>
          <table:table-cell table:style-name="ce4" office:value-type="string">
            <text:p>:m 食べた物/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2017-01-31_09-14-19_000.jpg</text:p>
          </table:table-cell>
          <table:table-cell table:style-name="ce4" office:value-type="string">
            <text:p>:m 食べた物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2017/02/02</text:date>, <text:time>17:38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17:38:53.11</dc:date>
    <dc:creator>岩淵 謙</dc:creator>
    <meta:generator>OpenOffice/4.1.3$Win32 OpenOffice.org_project/413m1$Build-9783</meta:generator>
    <meta:editing-duration>PT34M6S</meta:editing-duration>
    <meta:editing-cycles>13</meta:editing-cycles>
    <meta:document-statistic meta:table-count="1" meta:cell-count="141" meta:object-count="0"/>
  </office:meta>
</office:document-meta>
</file>